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1000002AE64B5A573.png" manifest:media-type="image/png"/>
  <manifest:file-entry manifest:full-path="Pictures/10000001000004450000013A4F8762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4cm" fo:min-width="0.20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8.999cm" svg:height="5.456cm" svg:x="1.191cm" svg:y="8.017cm">
            <draw:image xlink:href="Pictures/10000001000004450000013A4F8762A5.png" xlink:type="simple" xlink:show="embed" xlink:actuate="onLoad" draw:mime-type="image/png">
              <text:p/>
            </draw:image>
          </draw:frame>
          <draw:custom-shape draw:style-name="gr3" draw:text-style-name="P3" draw:layer="layout" svg:width="1cm" svg:height="1cm" svg:x="17.75cm" svg:y="8.05cm">
            <text:p text:style-name="P2">1</text:p>
            <draw:enhanced-geometry svg:viewBox="0 0 21600 21600" draw:glue-points="10800 0 3160 3160 0 10800 3160 18440 10800 21600 18440 18440 21600 10800 18440 3160 ?f14 ?f15" draw:text-areas="3200 3200 18400 18400" draw:type="round-callout" draw:modifiers="30555.044955045 16485.914085914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name="2" draw:style-name="gr3" draw:text-style-name="P3" draw:layer="layout" svg:width="1cm" svg:height="1cm" svg:x="19cm" svg:y="9.3cm">
            <svg:title>2</svg:title>
            <text:p text:style-name="P2">2</text:p>
            <draw:enhanced-geometry svg:viewBox="0 0 21600 21600" draw:glue-points="10800 0 3160 3160 0 10800 3160 18440 10800 21600 18440 18440 21600 10800 18440 3160 ?f14 ?f15" draw:text-areas="3200 3200 18400 18400" draw:type="round-callout" draw:modifiers="18924.2757242757 -8717.6823176823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5.75cm" svg:y="8.55cm">
            <text:p text:style-name="P2">3</text:p>
            <draw:enhanced-geometry svg:viewBox="0 0 21600 21600" draw:glue-points="10800 0 3160 3160 0 10800 3160 18440 10800 21600 18440 18440 21600 10800 18440 3160 ?f14 ?f15" draw:text-areas="3200 3200 18400 18400" draw:type="round-callout" draw:modifiers="31849.7502497502 29605.594405594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cm" svg:y="9.05cm">
            <text:p text:style-name="P2">4</text:p>
            <draw:enhanced-geometry svg:viewBox="0 0 21600 21600" draw:glue-points="10800 0 3160 3160 0 10800 3160 18440 10800 21600 18440 18440 21600 10800 18440 3160 ?f14 ?f15" draw:text-areas="3200 3200 18400 18400" draw:type="round-callout" draw:modifiers="-19722.6773226773 21297.902097902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.5cm" svg:y="10.8cm">
            <text:p text:style-name="P2">6</text:p>
            <draw:enhanced-geometry svg:viewBox="0 0 21600 21600" draw:glue-points="10800 0 3160 3160 0 10800 3160 18440 10800 21600 18440 18440 21600 10800 18440 3160 ?f14 ?f15" draw:text-areas="3200 3200 18400 18400" draw:type="round-callout" draw:modifiers="-30857.1428571429 17802.197802197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.75cm" svg:y="9.8cm">
            <text:p text:style-name="P2">7</text:p>
            <draw:enhanced-geometry svg:viewBox="0 0 21600 21600" draw:glue-points="10800 0 3160 3160 0 10800 3160 18440 10800 21600 18440 18440 21600 10800 18440 3160 ?f14 ?f15" draw:text-areas="3200 3200 18400 18400" draw:type="round-callout" draw:modifiers="-25203.5964035964 29389.810189810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6cm" svg:y="10.3cm">
            <text:p text:style-name="P2">5</text:p>
            <draw:enhanced-geometry svg:viewBox="0 0 21600 21600" draw:glue-points="10800 0 3160 3160 0 10800 3160 18440 10800 21600 18440 18440 21600 10800 18440 3160 ?f14 ?f15" draw:text-areas="3200 3200 18400 18400" draw:type="round-callout" draw:modifiers="23606.7932067932 26088.311688311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</draw:g>
        <draw:frame draw:style-name="gr4" draw:text-style-name="P2" draw:layer="layout" svg:width="18.999cm" svg:height="11.462cm" svg:x="1.201cm" svg:y="15.35cm">
          <draw:image xlink:href="Pictures/1000000100000471000002AE64B5A5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ni Erdmann</meta:initial-creator>
    <meta:creation-date>2025-01-30T16:21:25.218561977</meta:creation-date>
    <dc:date>2025-03-19T00:44:44.014815745</dc:date>
    <dc:creator>Toni Erdmann</dc:creator>
    <meta:editing-duration>PT27M20S</meta:editing-duration>
    <meta:editing-cycles>3</meta:editing-cycles>
    <meta:generator>LibreOffice/25.2.1.2$Linux_X86_64 LibreOffice_project/520$Build-2</meta:generator>
    <meta:document-statistic meta:object-count="10"/>
  </office:meta>
</office:document-meta>
</file>